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ma_stati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Instancia</text:p>
          </table:table-cell>
          <table:table-cell office:value-type="string" calcext:value-type="string">
            <text:p>training acc</text:p>
          </table:table-cell>
          <table:table-cell office:value-type="string" calcext:value-type="string">
            <text:p>test acc</text:p>
          </table:table-cell>
          <table:table-cell office:value-type="string" calcext:value-type="string">
            <text:p>training kappa</text:p>
          </table:table-cell>
          <table:table-cell office:value-type="string" calcext:value-type="string">
            <text:p><text:s/>test 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mean_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0.977037" calcext:value-type="float">
            <text:p>0.9770</text:p>
          </table:table-cell>
          <table:table-cell office:value-type="float" office:value="0.906667" calcext:value-type="float">
            <text:p>0.9067</text:p>
          </table:table-cell>
          <table:table-cell office:value-type="float" office:value="0.965556" calcext:value-type="float">
            <text:p>0.9656</text:p>
          </table:table-cell>
          <table:table-cell office:value-type="float" office:value="0.86" calcext:value-type="float">
            <text:p>0.8600</text:p>
          </table:table-cell>
          <table:table-cell office:value-type="float" office:value="0.974" calcext:value-type="float">
            <text:p>0.9740</text:p>
          </table:table-cell>
          <table:table-cell office:value-type="float" office:value="0.259269" calcext:value-type="float">
            <text:p>0.2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71711" calcext:value-type="float">
            <text:p>0.7171</text:p>
          </table:table-cell>
          <table:table-cell office:value-type="float" office:value="0.583812" calcext:value-type="float">
            <text:p>0.5838</text:p>
          </table:table-cell>
          <table:table-cell office:value-type="float" office:value="0.523674" calcext:value-type="float">
            <text:p>0.5237</text:p>
          </table:table-cell>
          <table:table-cell office:value-type="float" office:value="0.310185" calcext:value-type="float">
            <text:p>0.3102</text:p>
          </table:table-cell>
          <table:table-cell office:value-type="float" office:value="0.93064" calcext:value-type="float">
            <text:p>0.9306</text:p>
          </table:table-cell>
          <table:table-cell office:value-type="float" office:value="0.951539" calcext:value-type="float">
            <text:p>0.9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64444" calcext:value-type="float">
            <text:p>0.7644</text:p>
          </table:table-cell>
          <table:table-cell office:value-type="float" office:value="0.742" calcext:value-type="float">
            <text:p>0.7420</text:p>
          </table:table-cell>
          <table:table-cell office:value-type="float" office:value="0.737552" calcext:value-type="float">
            <text:p>0.7376</text:p>
          </table:table-cell>
          <table:table-cell office:value-type="float" office:value="0.712231" calcext:value-type="float">
            <text:p>0.7122</text:p>
          </table:table-cell>
          <table:table-cell office:value-type="float" office:value="0.9696" calcext:value-type="float">
            <text:p>0.9696</text:p>
          </table:table-cell>
          <table:table-cell office:value-type="float" office:value="1.22891" calcext:value-type="float">
            <text:p>1.22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13099" calcext:value-type="float">
            <text:p>0.8131</text:p>
          </table:table-cell>
          <table:table-cell office:value-type="float" office:value="0.765915" calcext:value-type="float">
            <text:p>0.7659</text:p>
          </table:table-cell>
          <table:table-cell office:value-type="float" office:value="0.567952" calcext:value-type="float">
            <text:p>0.5680</text:p>
          </table:table-cell>
          <table:table-cell office:value-type="float" office:value="0.456896" calcext:value-type="float">
            <text:p>0.4569</text:p>
          </table:table-cell>
          <table:table-cell office:value-type="float" office:value="0.967448" calcext:value-type="float">
            <text:p>0.9674</text:p>
          </table:table-cell>
          <table:table-cell office:value-type="float" office:value="6.31295" calcext:value-type="float">
            <text:p>6.3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73434" calcext:value-type="float">
            <text:p>0.9734</text:p>
          </table:table-cell>
          <table:table-cell office:value-type="float" office:value="0.950495" calcext:value-type="float">
            <text:p>0.9505</text:p>
          </table:table-cell>
          <table:table-cell office:value-type="float" office:value="0.942341" calcext:value-type="float">
            <text:p>0.9423</text:p>
          </table:table-cell>
          <table:table-cell office:value-type="float" office:value="0.892072" calcext:value-type="float">
            <text:p>0.8921</text:p>
          </table:table-cell>
          <table:table-cell office:value-type="float" office:value="0.982953" calcext:value-type="float">
            <text:p>0.9830</text:p>
          </table:table-cell>
          <table:table-cell office:value-type="float" office:value="3.55054" calcext:value-type="float">
            <text:p>3.55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953193" calcext:value-type="float">
            <text:p>0.9532</text:p>
          </table:table-cell>
          <table:table-cell office:value-type="float" office:value="0.932765" calcext:value-type="float">
            <text:p>0.9328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86527" calcext:value-type="float">
            <text:p>0.8653</text:p>
          </table:table-cell>
          <table:table-cell office:value-type="float" office:value="0.975694" calcext:value-type="float">
            <text:p>0.9757</text:p>
          </table:table-cell>
          <table:table-cell office:value-type="float" office:value="2.49573" calcext:value-type="float">
            <text:p>2.4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6579" calcext:value-type="float">
            <text:p>0.9766</text:p>
          </table:table-cell>
          <table:table-cell office:value-type="float" office:value="0.957788" calcext:value-type="float">
            <text:p>0.9578</text:p>
          </table:table-cell>
          <table:table-cell office:value-type="float" office:value="0.948556" calcext:value-type="float">
            <text:p>0.9486</text:p>
          </table:table-cell>
          <table:table-cell office:value-type="float" office:value="0.907263" calcext:value-type="float">
            <text:p>0.9073</text:p>
          </table:table-cell>
          <table:table-cell office:value-type="float" office:value="0.992679" calcext:value-type="float">
            <text:p>0.9927</text:p>
          </table:table-cell>
          <table:table-cell office:value-type="float" office:value="7.30223" calcext:value-type="float">
            <text:p>7.3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929176" calcext:value-type="float">
            <text:p>0.9292</text:p>
          </table:table-cell>
          <table:table-cell office:value-type="float" office:value="0.974434" calcext:value-type="float">
            <text:p>0.9744</text:p>
          </table:table-cell>
          <table:table-cell office:value-type="float" office:value="0.893308" calcext:value-type="float">
            <text:p>0.8933</text:p>
          </table:table-cell>
          <table:table-cell office:value-type="float" office:value="0.967978" calcext:value-type="float">
            <text:p>0.9680</text:p>
          </table:table-cell>
          <table:table-cell office:value-type="float" office:value="0.345911" calcext:value-type="float">
            <text:p>0.34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799583" calcext:value-type="float">
            <text:p>0.7996</text:p>
          </table:table-cell>
          <table:table-cell office:value-type="float" office:value="0.654476" calcext:value-type="float">
            <text:p>0.6545</text:p>
          </table:table-cell>
          <table:table-cell office:value-type="float" office:value="0.703256" calcext:value-type="float">
            <text:p>0.7033</text:p>
          </table:table-cell>
          <table:table-cell office:value-type="float" office:value="0.48363" calcext:value-type="float">
            <text:p>0.4836</text:p>
          </table:table-cell>
          <table:table-cell office:value-type="float" office:value="0.914486" calcext:value-type="float">
            <text:p>0.9145</text:p>
          </table:table-cell>
          <table:table-cell office:value-type="float" office:value="0.563962" calcext:value-type="float">
            <text:p>0.56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8218" calcext:value-type="float">
            <text:p>0.9982</text:p>
          </table:table-cell>
          <table:table-cell office:value-type="float" office:value="0.997821" calcext:value-type="float">
            <text:p>0.9978</text:p>
          </table:table-cell>
          <table:table-cell office:value-type="float" office:value="0.996387" calcext:value-type="float">
            <text:p>0.9964</text:p>
          </table:table-cell>
          <table:table-cell office:value-type="float" office:value="0.995587" calcext:value-type="float">
            <text:p>0.9956</text:p>
          </table:table-cell>
          <table:table-cell office:value-type="float" office:value="0.989213" calcext:value-type="float">
            <text:p>0.9892</text:p>
          </table:table-cell>
          <table:table-cell office:value-type="float" office:value="12.6341" calcext:value-type="float">
            <text:p>12.6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964444" calcext:value-type="float">
            <text:p>0.9644</text:p>
          </table:table-cell>
          <table:table-cell office:value-type="float" office:value="0.96" calcext:value-type="float">
            <text:p>0.9600</text:p>
          </table:table-cell>
          <table:table-cell office:value-type="float" office:value="0.839093" calcext:value-type="float">
            <text:p>0.8391</text:p>
          </table:table-cell>
          <table:table-cell office:value-type="float" office:value="0.735223" calcext:value-type="float">
            <text:p>0.7352</text:p>
          </table:table-cell>
          <table:table-cell office:value-type="float" office:value="0.974528" calcext:value-type="float">
            <text:p>0.9745</text:p>
          </table:table-cell>
          <table:table-cell office:value-type="float" office:value="0.315058" calcext:value-type="float">
            <text:p>0.31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884263" calcext:value-type="float">
            <text:p>0.8843</text:p>
          </table:table-cell>
          <table:table-cell office:value-type="float" office:value="0.862735" calcext:value-type="float">
            <text:p>0.8627</text:p>
          </table:table-cell>
          <table:table-cell office:value-type="float" office:value="0.783497" calcext:value-type="float">
            <text:p>0.7835</text:p>
          </table:table-cell>
          <table:table-cell office:value-type="float" office:value="0.743094" calcext:value-type="float">
            <text:p>0.7431</text:p>
          </table:table-cell>
          <table:table-cell office:value-type="float" office:value="0.97376" calcext:value-type="float">
            <text:p>0.9738</text:p>
          </table:table-cell>
          <table:table-cell office:value-type="float" office:value="3.89078" calcext:value-type="float">
            <text:p>3.89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788454" calcext:value-type="float">
            <text:p>0.7885</text:p>
          </table:table-cell>
          <table:table-cell office:value-type="float" office:value="0.658198" calcext:value-type="float">
            <text:p>0.6582</text:p>
          </table:table-cell>
          <table:table-cell office:value-type="float" office:value="0.524963" calcext:value-type="float">
            <text:p>0.5250</text:p>
          </table:table-cell>
          <table:table-cell office:value-type="float" office:value="0.23081" calcext:value-type="float">
            <text:p>0.2308</text:p>
          </table:table-cell>
          <table:table-cell office:value-type="float" office:value="0.944932" calcext:value-type="float">
            <text:p>0.9449</text:p>
          </table:table-cell>
          <table:table-cell office:value-type="float" office:value="1.20393" calcext:value-type="float">
            <text:p>1.20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619444" calcext:value-type="float">
            <text:p>0.6194</text:p>
          </table:table-cell>
          <table:table-cell office:value-type="float" office:value="0.481878" calcext:value-type="float">
            <text:p>0.4819</text:p>
          </table:table-cell>
          <table:table-cell office:value-type="float" office:value="0.406114" calcext:value-type="float">
            <text:p>0.4061</text:p>
          </table:table-cell>
          <table:table-cell office:value-type="float" office:value="0.193975" calcext:value-type="float">
            <text:p>0.1940</text:p>
          </table:table-cell>
          <table:table-cell office:value-type="float" office:value="0.945214" calcext:value-type="float">
            <text:p>0.9452</text:p>
          </table:table-cell>
          <table:table-cell office:value-type="float" office:value="18.6463" calcext:value-type="float">
            <text:p>18.64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74574" calcext:value-type="float">
            <text:p>0.9746</text:p>
          </table:table-cell>
          <table:table-cell office:value-type="float" office:value="0.95588" calcext:value-type="float">
            <text:p>0.9559</text:p>
          </table:table-cell>
          <table:table-cell office:value-type="float" office:value="0.967724" calcext:value-type="float">
            <text:p>0.9677</text:p>
          </table:table-cell>
          <table:table-cell office:value-type="float" office:value="0.943764" calcext:value-type="float">
            <text:p>0.9438</text:p>
          </table:table-cell>
          <table:table-cell office:value-type="float" office:value="0.964525" calcext:value-type="float">
            <text:p>0.9645</text:p>
          </table:table-cell>
          <table:table-cell office:value-type="float" office:value="1.25601" calcext:value-type="float">
            <text:p>1.2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860803" calcext:value-type="float">
            <text:p>0.8608</text:p>
          </table:table-cell>
          <table:table-cell office:value-type="float" office:value="0.801166" calcext:value-type="float">
            <text:p>0.8012</text:p>
          </table:table-cell>
          <table:table-cell office:value-type="float" office:value="0.796123" calcext:value-type="float">
            <text:p>0.7961</text:p>
          </table:table-cell>
          <table:table-cell office:value-type="float" office:value="0.706228" calcext:value-type="float">
            <text:p>0.7062</text:p>
          </table:table-cell>
          <table:table-cell office:value-type="float" office:value="0.9625" calcext:value-type="float">
            <text:p>0.9625</text:p>
          </table:table-cell>
          <table:table-cell office:value-type="float" office:value="1.35719" calcext:value-type="float">
            <text:p>1.35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801779" calcext:value-type="float">
            <text:p>0.8018</text:p>
          </table:table-cell>
          <table:table-cell office:value-type="float" office:value="0.708889" calcext:value-type="float">
            <text:p>0.7089</text:p>
          </table:table-cell>
          <table:table-cell office:value-type="float" office:value="0.381721" calcext:value-type="float">
            <text:p>0.3817</text:p>
          </table:table-cell>
          <table:table-cell office:value-type="float" office:value="0.12785" calcext:value-type="float">
            <text:p>0.1279</text:p>
          </table:table-cell>
          <table:table-cell office:value-type="float" office:value="0.976797" calcext:value-type="float">
            <text:p>0.9768</text:p>
          </table:table-cell>
          <table:table-cell office:value-type="float" office:value="1.65555" calcext:value-type="float">
            <text:p>1.6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_roth</text:p>
          </table:table-cell>
          <table:table-cell office:value-type="float" office:value="0.76875" calcext:value-type="float">
            <text:p>0.7688</text:p>
          </table:table-cell>
          <table:table-cell office:value-type="float" office:value="0.66875" calcext:value-type="float">
            <text:p>0.6688</text:p>
          </table:table-cell>
          <table:table-cell office:value-type="float" office:value="0.638104" calcext:value-type="float">
            <text:p>0.6381</text:p>
          </table:table-cell>
          <table:table-cell office:value-type="float" office:value="0.482574" calcext:value-type="float">
            <text:p>0.4826</text:p>
          </table:table-cell>
          <table:table-cell office:value-type="float" office:value="0.90875" calcext:value-type="float">
            <text:p>0.9088</text:p>
          </table:table-cell>
          <table:table-cell office:value-type="float" office:value="0.263645" calcext:value-type="float">
            <text:p>0.26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88107" calcext:value-type="float">
            <text:p>0.8811</text:p>
          </table:table-cell>
          <table:table-cell office:value-type="float" office:value="0.82963" calcext:value-type="float">
            <text:p>0.8296</text:p>
          </table:table-cell>
          <table:table-cell office:value-type="float" office:value="0.757155" calcext:value-type="float">
            <text:p>0.7572</text:p>
          </table:table-cell>
          <table:table-cell office:value-type="float" office:value="0.652413" calcext:value-type="float">
            <text:p>0.6524</text:p>
          </table:table-cell>
          <table:table-cell office:value-type="float" office:value="0.96963" calcext:value-type="float">
            <text:p>0.9696</text:p>
          </table:table-cell>
          <table:table-cell office:value-type="float" office:value="0.8221" calcext:value-type="float">
            <text:p>0.82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922222" calcext:value-type="float">
            <text:p>0.9222</text:p>
          </table:table-cell>
          <table:table-cell office:value-type="float" office:value="0.875" calcext:value-type="float">
            <text:p>0.8750</text:p>
          </table:table-cell>
          <table:table-cell office:value-type="float" office:value="0.6535" calcext:value-type="float">
            <text:p>0.6535</text:p>
          </table:table-cell>
          <table:table-cell office:value-type="float" office:value="0.377143" calcext:value-type="float">
            <text:p>0.3771</text:p>
          </table:table-cell>
          <table:table-cell office:value-type="float" office:value="0.96375" calcext:value-type="float">
            <text:p>0.9638</text:p>
          </table:table-cell>
          <table:table-cell office:value-type="float" office:value="0.101493" calcext:value-type="float">
            <text:p>0.1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45917" calcext:value-type="float">
            <text:p>0.8459</text:p>
          </table:table-cell>
          <table:table-cell office:value-type="float" office:value="0.826506" calcext:value-type="float">
            <text:p>0.8265</text:p>
          </table:table-cell>
          <table:table-cell office:value-type="float" office:value="0.691392" calcext:value-type="float">
            <text:p>0.6914</text:p>
          </table:table-cell>
          <table:table-cell office:value-type="float" office:value="0.652938" calcext:value-type="float">
            <text:p>0.6529</text:p>
          </table:table-cell>
          <table:table-cell office:value-type="float" office:value="0.985422" calcext:value-type="float">
            <text:p>0.9854</text:p>
          </table:table-cell>
          <table:table-cell office:value-type="float" office:value="9.77757" calcext:value-type="float">
            <text:p>9.77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74688" calcext:value-type="float">
            <text:p>0.9747</text:p>
          </table:table-cell>
          <table:table-cell office:value-type="float" office:value="0.931319" calcext:value-type="float">
            <text:p>0.9313</text:p>
          </table:table-cell>
          <table:table-cell office:value-type="float" office:value="0.941675" calcext:value-type="float">
            <text:p>0.9417</text:p>
          </table:table-cell>
          <table:table-cell office:value-type="float" office:value="0.831954" calcext:value-type="float">
            <text:p>0.8320</text:p>
          </table:table-cell>
          <table:table-cell office:value-type="float" office:value="0.973488" calcext:value-type="float">
            <text:p>0.9735</text:p>
          </table:table-cell>
          <table:table-cell office:value-type="float" office:value="0.755199" calcext:value-type="float">
            <text:p>0.75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679946" calcext:value-type="float">
            <text:p>0.6799</text:p>
          </table:table-cell>
          <table:table-cell office:value-type="float" office:value="0.556667" calcext:value-type="float">
            <text:p>0.5567</text:p>
          </table:table-cell>
          <table:table-cell office:value-type="float" office:value="0.518946" calcext:value-type="float">
            <text:p>0.5189</text:p>
          </table:table-cell>
          <table:table-cell office:value-type="float" office:value="0.329281" calcext:value-type="float">
            <text:p>0.3293</text:p>
          </table:table-cell>
          <table:table-cell office:value-type="float" office:value="0.910596" calcext:value-type="float">
            <text:p>0.9106</text:p>
          </table:table-cell>
          <table:table-cell office:value-type="float" office:value="0.253063" calcext:value-type="float">
            <text:p>0.25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79645" calcext:value-type="float">
            <text:p>0.7965</text:p>
          </table:table-cell>
          <table:table-cell office:value-type="float" office:value="0.662063" calcext:value-type="float">
            <text:p>0.6621</text:p>
          </table:table-cell>
          <table:table-cell office:value-type="float" office:value="0.728608" calcext:value-type="float">
            <text:p>0.7286</text:p>
          </table:table-cell>
          <table:table-cell office:value-type="float" office:value="0.548952" calcext:value-type="float">
            <text:p>0.5490</text:p>
          </table:table-cell>
          <table:table-cell office:value-type="float" office:value="0.922104" calcext:value-type="float">
            <text:p>0.9221</text:p>
          </table:table-cell>
          <table:table-cell office:value-type="float" office:value="5.17863" calcext:value-type="float">
            <text:p>5.17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887542" calcext:value-type="float">
            <text:p>0.8875</text:p>
          </table:table-cell>
          <table:table-cell office:value-type="float" office:value="0.825253" calcext:value-type="float">
            <text:p>0.8253</text:p>
          </table:table-cell>
          <table:table-cell office:value-type="float" office:value="0.876296" calcext:value-type="float">
            <text:p>0.8763</text:p>
          </table:table-cell>
          <table:table-cell office:value-type="float" office:value="0.807778" calcext:value-type="float">
            <text:p>0.8078</text:p>
          </table:table-cell>
          <table:table-cell office:value-type="float" office:value="0.870101" calcext:value-type="float">
            <text:p>0.8701</text:p>
          </table:table-cell>
          <table:table-cell office:value-type="float" office:value="5.67648" calcext:value-type="float">
            <text:p>5.67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676628" calcext:value-type="float">
            <text:p>0.6766</text:p>
          </table:table-cell>
          <table:table-cell office:value-type="float" office:value="0.562251" calcext:value-type="float">
            <text:p>0.5623</text:p>
          </table:table-cell>
          <table:table-cell office:value-type="float" office:value="0.573205" calcext:value-type="float">
            <text:p>0.5732</text:p>
          </table:table-cell>
          <table:table-cell office:value-type="float" office:value="0.421127" calcext:value-type="float">
            <text:p>0.4211</text:p>
          </table:table-cell>
          <table:table-cell office:value-type="float" office:value="0.94717" calcext:value-type="float">
            <text:p>0.9472</text:p>
          </table:table-cell>
          <table:table-cell office:value-type="float" office:value="19.9237" calcext:value-type="float">
            <text:p>19.9237</text:p>
          </table:table-cell>
          <table:table-cell table:number-columns-repeated="1017"/>
        </table:table-row>
        <table:table-row table:style-name="ro1">
          <table:table-cell/>
          <table:table-cell table:formula="of:=SUM([.B2:.B27])/26" office:value-type="float" office:value="0.857029653846154" calcext:value-type="float">
            <text:p>0.8570</text:p>
          </table:table-cell>
          <table:table-cell table:formula="of:=SUM([.C2:.C27])/26" office:value-type="float" office:value="0.791811538461538" calcext:value-type="float">
            <text:p>0.7918</text:p>
          </table:table-cell>
          <table:table-cell table:formula="of:=SUM([.D2:.D27])/26" office:value-type="float" office:value="0.744000923076923" calcext:value-type="float">
            <text:p>0.7440</text:p>
          </table:table-cell>
          <table:table-cell table:formula="of:=SUM([.E2:.E27])/26" office:value-type="float" office:value="0.621597923076923" calcext:value-type="float">
            <text:p>0.6216</text:p>
          </table:table-cell>
          <table:table-cell table:formula="of:=SUM([.F2:.F27])/26" office:value-type="float" office:value="0.956075307692308" calcext:value-type="float">
            <text:p>0.9561</text:p>
          </table:table-cell>
          <table:table-cell table:formula="of:=SUM([.G2:.G27])/26" office:value-type="float" office:value="4.10468611538462" calcext:value-type="float">
            <text:p>4.104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88600981862" calcext:value-type="float">
            <text:p>0.8886</text:p>
          </table:table-cell>
          <table:table-cell office:value-type="float" office:value="0.884575764512" calcext:value-type="float">
            <text:p>0.8846</text:p>
          </table:table-cell>
          <table:table-cell office:value-type="float" office:value="0.773970792166" calcext:value-type="float">
            <text:p>0.7740</text:p>
          </table:table-cell>
          <table:table-cell office:value-type="float" office:value="0.765763348988" calcext:value-type="float">
            <text:p>0.7658</text:p>
          </table:table-cell>
          <table:table-cell office:value-type="float" office:value="0.948428212358" calcext:value-type="float">
            <text:p>0.9484</text:p>
          </table:table-cell>
          <table:table-cell office:value-type="float" office:value="27.669494072" calcext:value-type="float">
            <text:p>27.66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78291425176" calcext:value-type="float">
            <text:p>0.8783</text:p>
          </table:table-cell>
          <table:table-cell office:value-type="float" office:value="0.868152877724" calcext:value-type="float">
            <text:p>0.8682</text:p>
          </table:table-cell>
          <table:table-cell office:value-type="float" office:value="0.65530038431" calcext:value-type="float">
            <text:p>0.6553</text:p>
          </table:table-cell>
          <table:table-cell office:value-type="float" office:value="0.624044696594" calcext:value-type="float">
            <text:p>0.6240</text:p>
          </table:table-cell>
          <table:table-cell office:value-type="float" office:value="0.98694829233" calcext:value-type="float">
            <text:p>0.9869</text:p>
          </table:table-cell>
          <table:table-cell office:value-type="float" office:value="3.13075905186" calcext:value-type="float">
            <text:p>3.13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_state</text:p>
          </table:table-cell>
          <table:table-cell office:value-type="float" office:value="0.738535878784" calcext:value-type="float">
            <text:p>0.7385</text:p>
          </table:table-cell>
          <table:table-cell office:value-type="float" office:value="0.718997823786" calcext:value-type="float">
            <text:p>0.7190</text:p>
          </table:table-cell>
          <table:table-cell office:value-type="float" office:value="0.47052040673" calcext:value-type="float">
            <text:p>0.4705</text:p>
          </table:table-cell>
          <table:table-cell office:value-type="float" office:value="0.43081326266" calcext:value-type="float">
            <text:p>0.4308</text:p>
          </table:table-cell>
          <table:table-cell office:value-type="float" office:value="0.971694468668" calcext:value-type="float">
            <text:p>0.9717</text:p>
          </table:table-cell>
          <table:table-cell office:value-type="float" office:value="143.585753212" calcext:value-type="float">
            <text:p>143.58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_blocks</text:p>
          </table:table-cell>
          <table:table-cell office:value-type="float" office:value="0.942281880474" calcext:value-type="float">
            <text:p>0.9423</text:p>
          </table:table-cell>
          <table:table-cell office:value-type="float" office:value="0.939381723874" calcext:value-type="float">
            <text:p>0.9394</text:p>
          </table:table-cell>
          <table:table-cell office:value-type="float" office:value="0.65647044749" calcext:value-type="float">
            <text:p>0.6565</text:p>
          </table:table-cell>
          <table:table-cell office:value-type="float" office:value="0.637262410312" calcext:value-type="float">
            <text:p>0.6373</text:p>
          </table:table-cell>
          <table:table-cell office:value-type="float" office:value="0.995941777952" calcext:value-type="float">
            <text:p>0.9959</text:p>
          </table:table-cell>
          <table:table-cell office:value-type="float" office:value="16.976916704" calcext:value-type="float">
            <text:p>16.97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82596057322" calcext:value-type="float">
            <text:p>0.9826</text:p>
          </table:table-cell>
          <table:table-cell office:value-type="float" office:value="0.980948968384" calcext:value-type="float">
            <text:p>0.9809</text:p>
          </table:table-cell>
          <table:table-cell office:value-type="float" office:value="0.980651952346" calcext:value-type="float">
            <text:p>0.9807</text:p>
          </table:table-cell>
          <table:table-cell office:value-type="float" office:value="0.978821853526" calcext:value-type="float">
            <text:p>0.9788</text:p>
          </table:table-cell>
          <table:table-cell office:value-type="float" office:value="0.903187769506" calcext:value-type="float">
            <text:p>0.9032</text:p>
          </table:table-cell>
          <table:table-cell office:value-type="float" office:value="448.986243948" calcext:value-type="float">
            <text:p>448.98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71548061054" calcext:value-type="float">
            <text:p>0.8715</text:p>
          </table:table-cell>
          <table:table-cell office:value-type="float" office:value="0.862830590336" calcext:value-type="float">
            <text:p>0.8628</text:p>
          </table:table-cell>
          <table:table-cell office:value-type="float" office:value="0.841037413568" calcext:value-type="float">
            <text:p>0.8410</text:p>
          </table:table-cell>
          <table:table-cell office:value-type="float" office:value="0.830266831988" calcext:value-type="float">
            <text:p>0.8303</text:p>
          </table:table-cell>
          <table:table-cell office:value-type="float" office:value="0.967185225182" calcext:value-type="float">
            <text:p>0.9672</text:p>
          </table:table-cell>
          <table:table-cell office:value-type="float" office:value="35.655425289" calcext:value-type="float">
            <text:p>35.65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4468101002" calcext:value-type="float">
            <text:p>0.9447</text:p>
          </table:table-cell>
          <table:table-cell office:value-type="float" office:value="0.943661954994" calcext:value-type="float">
            <text:p>0.9437</text:p>
          </table:table-cell>
          <table:table-cell office:value-type="float" office:value="0.45432953247" calcext:value-type="float">
            <text:p>0.4543</text:p>
          </table:table-cell>
          <table:table-cell office:value-type="float" office:value="0.441616846022" calcext:value-type="float">
            <text:p>0.4416</text:p>
          </table:table-cell>
          <table:table-cell office:value-type="float" office:value="0.99542875025" calcext:value-type="float">
            <text:p>0.9954</text:p>
          </table:table-cell>
          <table:table-cell office:value-type="float" office:value="25.364369602" calcext:value-type="float">
            <text:p>25.36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254607748076" calcext:value-type="float">
            <text:p>0.2546</text:p>
          </table:table-cell>
          <table:table-cell office:value-type="float" office:value="0.15455334543" calcext:value-type="float">
            <text:p>0.1546</text:p>
          </table:table-cell>
          <table:table-cell office:value-type="float" office:value="0.130366039386" calcext:value-type="float">
            <text:p>0.1304</text:p>
          </table:table-cell>
          <table:table-cell office:value-type="float" office:value="0.0136371363656" calcext:value-type="float">
            <text:p>0.0136</text:p>
          </table:table-cell>
          <table:table-cell office:value-type="float" office:value="0.894074277404" calcext:value-type="float">
            <text:p>0.8941</text:p>
          </table:table-cell>
          <table:table-cell office:value-type="float" office:value="3.3402803654" calcext:value-type="float">
            <text:p>3.34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3579553023" calcext:value-type="float">
            <text:p>0.9358</text:p>
          </table:table-cell>
          <table:table-cell office:value-type="float" office:value="0.933973431842" calcext:value-type="float">
            <text:p>0.9340</text:p>
          </table:table-cell>
          <table:table-cell office:value-type="float" office:value="0.073935492301" calcext:value-type="float">
            <text:p>0.0739</text:p>
          </table:table-cell>
          <table:table-cell office:value-type="float" office:value="0.0454216526368" calcext:value-type="float">
            <text:p>0.0454</text:p>
          </table:table-cell>
          <table:table-cell office:value-type="float" office:value="0.997487861436" calcext:value-type="float">
            <text:p>0.9975</text:p>
          </table:table-cell>
          <table:table-cell office:value-type="float" office:value="81.9335241714" calcext:value-type="float">
            <text:p>81.93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820595309754" calcext:value-type="float">
            <text:p>0.8206</text:p>
          </table:table-cell>
          <table:table-cell office:value-type="float" office:value="0.807772617366" calcext:value-type="float">
            <text:p>0.8078</text:p>
          </table:table-cell>
          <table:table-cell office:value-type="float" office:value="0.600829443038" calcext:value-type="float">
            <text:p>0.6008</text:p>
          </table:table-cell>
          <table:table-cell office:value-type="float" office:value="0.57180087558" calcext:value-type="float">
            <text:p>0.5718</text:p>
          </table:table-cell>
          <table:table-cell office:value-type="float" office:value="0.969910372332" calcext:value-type="float">
            <text:p>0.9699</text:p>
          </table:table-cell>
          <table:table-cell office:value-type="float" office:value="237.17280664" calcext:value-type="float">
            <text:p>237.17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340429382194" calcext:value-type="float">
            <text:p>0.3404</text:p>
          </table:table-cell>
          <table:table-cell office:value-type="float" office:value="0.287683534072" calcext:value-type="float">
            <text:p>0.2877</text:p>
          </table:table-cell>
          <table:table-cell office:value-type="float" office:value="0.241427036356" calcext:value-type="float">
            <text:p>0.2414</text:p>
          </table:table-cell>
          <table:table-cell office:value-type="float" office:value="0.180766760878" calcext:value-type="float">
            <text:p>0.1808</text:p>
          </table:table-cell>
          <table:table-cell office:value-type="float" office:value="0.94193586179" calcext:value-type="float">
            <text:p>0.9419</text:p>
          </table:table-cell>
          <table:table-cell office:value-type="float" office:value="25.6660858938" calcext:value-type="float">
            <text:p>25.66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81271388418" calcext:value-type="float">
            <text:p>0.8127</text:p>
          </table:table-cell>
          <table:table-cell office:value-type="float" office:value="0.80072823699" calcext:value-type="float">
            <text:p>0.8007</text:p>
          </table:table-cell>
          <table:table-cell office:value-type="float" office:value="0.543907369412" calcext:value-type="float">
            <text:p>0.5439</text:p>
          </table:table-cell>
          <table:table-cell office:value-type="float" office:value="0.512815690552" calcext:value-type="float">
            <text:p>0.5128</text:p>
          </table:table-cell>
          <table:table-cell office:value-type="float" office:value="0.98173301072" calcext:value-type="float">
            <text:p>0.9817</text:p>
          </table:table-cell>
          <table:table-cell office:value-type="float" office:value="16.7353036576" calcext:value-type="float">
            <text:p>16.73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716870708928" calcext:value-type="float">
            <text:p>0.7169</text:p>
          </table:table-cell>
          <table:table-cell office:value-type="float" office:value="0.704092018916" calcext:value-type="float">
            <text:p>0.7041</text:p>
          </table:table-cell>
          <table:table-cell office:value-type="float" office:value="0.430622252346" calcext:value-type="float">
            <text:p>0.4306</text:p>
          </table:table-cell>
          <table:table-cell office:value-type="float" office:value="0.404720853746" calcext:value-type="float">
            <text:p>0.4047</text:p>
          </table:table-cell>
          <table:table-cell office:value-type="float" office:value="0.970376397496" calcext:value-type="float">
            <text:p>0.9704</text:p>
          </table:table-cell>
          <table:table-cell office:value-type="float" office:value="32.5528577594" calcext:value-type="float">
            <text:p>32.55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869550953216" calcext:value-type="float">
            <text:p>0.8696</text:p>
          </table:table-cell>
          <table:table-cell office:value-type="float" office:value="0.861687528614" calcext:value-type="float">
            <text:p>0.8617</text:p>
          </table:table-cell>
          <table:table-cell office:value-type="float" office:value="0.727867302712" calcext:value-type="float">
            <text:p>0.7279</text:p>
          </table:table-cell>
          <table:table-cell office:value-type="float" office:value="0.71126840642" calcext:value-type="float">
            <text:p>0.7113</text:p>
          </table:table-cell>
          <table:table-cell office:value-type="float" office:value="0.985370207118" calcext:value-type="float">
            <text:p>0.9854</text:p>
          </table:table-cell>
          <table:table-cell office:value-type="float" office:value="9.33956430924" calcext:value-type="float">
            <text:p>9.33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62334963282" calcext:value-type="float">
            <text:p>0.9623</text:p>
          </table:table-cell>
          <table:table-cell office:value-type="float" office:value="0.95859676143" calcext:value-type="float">
            <text:p>0.9586</text:p>
          </table:table-cell>
          <table:table-cell office:value-type="float" office:value="0.958562759594" calcext:value-type="float">
            <text:p>0.9586</text:p>
          </table:table-cell>
          <table:table-cell office:value-type="float" office:value="0.9544515376" calcext:value-type="float">
            <text:p>0.9545</text:p>
          </table:table-cell>
          <table:table-cell office:value-type="float" office:value="0.866028763028" calcext:value-type="float">
            <text:p>0.8660</text:p>
          </table:table-cell>
          <table:table-cell office:value-type="float" office:value="110.97599238" calcext:value-type="float">
            <text:p>110.97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783928329844" calcext:value-type="float">
            <text:p>0.7839</text:p>
          </table:table-cell>
          <table:table-cell office:value-type="float" office:value="0.782845271362" calcext:value-type="float">
            <text:p>0.7828</text:p>
          </table:table-cell>
          <table:table-cell office:value-type="float" office:value="0.456326640308" calcext:value-type="float">
            <text:p>0.4563</text:p>
          </table:table-cell>
          <table:table-cell office:value-type="float" office:value="0.45058933051" calcext:value-type="float">
            <text:p>0.4506</text:p>
          </table:table-cell>
          <table:table-cell office:value-type="float" office:value="0.990239470044" calcext:value-type="float">
            <text:p>0.9902</text:p>
          </table:table-cell>
          <table:table-cell office:value-type="float" office:value="3.05233481718" calcext:value-type="float">
            <text:p>3.05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53354478362" calcext:value-type="float">
            <text:p>0.9534</text:p>
          </table:table-cell>
          <table:table-cell office:value-type="float" office:value="0.952348424038" calcext:value-type="float">
            <text:p>0.9523</text:p>
          </table:table-cell>
          <table:table-cell office:value-type="float" office:value="0.906654956724" calcext:value-type="float">
            <text:p>0.9067</text:p>
          </table:table-cell>
          <table:table-cell office:value-type="float" office:value="0.904642848076" calcext:value-type="float">
            <text:p>0.9046</text:p>
          </table:table-cell>
          <table:table-cell office:value-type="float" office:value="0.995431750412" calcext:value-type="float">
            <text:p>0.9954</text:p>
          </table:table-cell>
          <table:table-cell office:value-type="float" office:value="24.7465362408" calcext:value-type="float">
            <text:p>24.7465</text:p>
          </table:table-cell>
          <table:table-cell table:number-columns-repeated="1017"/>
        </table:table-row>
        <table:table-row table:style-name="ro1">
          <table:table-cell/>
          <table:table-cell table:formula="of:=SUM([.B31:.B47])/17" office:value-type="float" office:value="0.805689210750471" calcext:value-type="float">
            <text:p>0.8057</text:p>
          </table:table-cell>
          <table:table-cell table:formula="of:=SUM([.C31:.C47])/17" office:value-type="float" office:value="0.790754757274706" calcext:value-type="float">
            <text:p>0.7908</text:p>
          </table:table-cell>
          <table:table-cell table:formula="of:=SUM([.D31:.D47])/17" office:value-type="float" office:value="0.582516483603353" calcext:value-type="float">
            <text:p>0.5825</text:p>
          </table:table-cell>
          <table:table-cell table:formula="of:=SUM([.E31:.E47])/17" office:value-type="float" office:value="0.556394373085553" calcext:value-type="float">
            <text:p>0.5564</text:p>
          </table:table-cell>
          <table:table-cell table:formula="of:=SUM([.F31:.F47])/17" office:value-type="float" office:value="0.962435439295647" calcext:value-type="float">
            <text:p>0.9624</text:p>
          </table:table-cell>
          <table:table-cell table:formula="of:=SUM([.G31:.G47])/17" office:value-type="float" office:value="73.3461322419812" calcext:value-type="float">
            <text:p>73.346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redit_card</text:p>
          </table:table-cell>
          <table:table-cell office:value-type="float" office:value="0.804306430202" calcext:value-type="float">
            <text:p>0.8043</text:p>
          </table:table-cell>
          <table:table-cell office:value-type="float" office:value="0.803543389" calcext:value-type="float">
            <text:p>0.8035</text:p>
          </table:table-cell>
          <table:table-cell office:value-type="float" office:value="0.316276077986" calcext:value-type="float">
            <text:p>0.3163</text:p>
          </table:table-cell>
          <table:table-cell office:value-type="float" office:value="0.312835892226" calcext:value-type="float">
            <text:p>0.3128</text:p>
          </table:table-cell>
          <table:table-cell office:value-type="float" office:value="0.997015835948" calcext:value-type="float">
            <text:p>0.9970</text:p>
          </table:table-cell>
          <table:table-cell office:value-type="float" office:value="97.4399614738" calcext:value-type="float">
            <text:p>97.4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764027229" calcext:value-type="float">
            <text:p>0.9764</text:p>
          </table:table-cell>
          <table:table-cell office:value-type="float" office:value="0.996225793288" calcext:value-type="float">
            <text:p>0.9962</text:p>
          </table:table-cell>
          <table:table-cell office:value-type="float" office:value="0.983517107056" calcext:value-type="float">
            <text:p>0.9835</text:p>
          </table:table-cell>
          <table:table-cell office:value-type="float" office:value="0.989152411346" calcext:value-type="float">
            <text:p>0.9892</text:p>
          </table:table-cell>
          <table:table-cell office:value-type="float" office:value="0.997620868618" calcext:value-type="float">
            <text:p>0.9976</text:p>
          </table:table-cell>
          <table:table-cell office:value-type="float" office:value="414.846400496" calcext:value-type="float">
            <text:p>414.8464</text:p>
          </table:table-cell>
          <table:table-cell table:number-columns-repeated="1017"/>
        </table:table-row>
        <table:table-row table:style-name="ro1">
          <table:table-cell/>
          <table:table-cell table:formula="of:=SUM([.B51:.B52])/2" office:value-type="float" office:value="0.890354576551" calcext:value-type="float">
            <text:p>0.8904</text:p>
          </table:table-cell>
          <table:table-cell table:formula="of:=SUM([.C51:.C52])/2" office:value-type="float" office:value="0.899884591144" calcext:value-type="float">
            <text:p>0.8999</text:p>
          </table:table-cell>
          <table:table-cell table:formula="of:=SUM([.D51:.D52])/2" office:value-type="float" office:value="0.649896592521" calcext:value-type="float">
            <text:p>0.6499</text:p>
          </table:table-cell>
          <table:table-cell table:formula="of:=SUM([.E51:.E52])/2" office:value-type="float" office:value="0.650994151786" calcext:value-type="float">
            <text:p>0.6510</text:p>
          </table:table-cell>
          <table:table-cell table:formula="of:=SUM([.F51:.F52])/2" office:value-type="float" office:value="0.997318352283" calcext:value-type="float">
            <text:p>0.9973</text:p>
          </table:table-cell>
          <table:table-cell table:formula="of:=SUM([.G51:.G52])/2" office:value-type="float" office:value="256.1431809849" calcext:value-type="float">
            <text:p>256.1432</text:p>
          </table:table-cell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 style:data-style-name="N2" text:time-value="12:44:22.367376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6T12:48:02.406043030</dc:date>
    <meta:editing-duration>PT8M30S</meta:editing-duration>
    <meta:editing-cycles>4</meta:editing-cycles>
    <meta:generator>LibreOffice/6.0.3.2$Linux_X86_64 LibreOffice_project/00m0$Build-2</meta:generator>
    <meta:document-statistic meta:table-count="1" meta:cell-count="340" meta:object-count="0"/>
  </office:meta>
</office:document-meta>
</file>